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2.948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000000" fo:border-left="2.49pt solid #000000" fo:border-right="0.99pt solid #000000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order-bottom="2.49pt solid #000000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-bottom="2.49pt solid #000000" fo:background-color="#000000" fo:border-left="none" fo:border-right="none" fo:border-top="non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2.49pt solid #000000" fo:border-left="0.06pt solid #000000" fo:border-right="none" fo:border-top="2.49pt solid #000000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dddddd"/>
      <style:text-properties style:font-name="Liberation Sans" fo:font-size="12pt" style:font-size-asian="12pt" style:font-size-complex="12pt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2.49pt solid #000000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fo:background-color="#dddddd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8" style:family="table-cell" style:parent-style-name="Default" style:data-style-name="N121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21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4" style:family="table-cell" style:parent-style-name="Default" style:data-style-name="N121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21">
      <style:table-cell-properties fo:background-color="#dddddd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21"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2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39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0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1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2" style:family="table-cell" style:parent-style-name="Default" style:data-style-name="N121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3" style:family="table-cell" style:parent-style-name="Default" style:data-style-name="N121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4" style:family="table-cell" style:parent-style-name="Default" style:data-style-name="N121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5" style:family="table-cell" style:parent-style-name="Default" style:data-style-name="N121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6" style:family="table-cell" style:parent-style-name="Default" style:data-style-name="N12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47" style:family="table-cell" style:parent-style-name="Default" style:data-style-name="N121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9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0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1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2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3" style:family="table-cell" style:parent-style-name="Default" style:data-style-name="N121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4" style:family="table-cell" style:parent-style-name="Default" style:data-style-name="N11"/>
    <style:style style:name="ce55" style:family="table-cell" style:parent-style-name="Default">
      <style:table-cell-properties fo:background-color="#eeeeee" fo:border="0.06pt solid #000000"/>
    </style:style>
    <style:style style:name="ce56" style:family="table-cell" style:parent-style-name="Default">
      <style:table-cell-properties fo:background-color="#eeeeee" style:cell-protect="formula-hidden" style:print-content="true" fo:border="0.06pt solid #000000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5"/>
        <table:table-column table:style-name="co5" table:default-cell-style-name="ce10"/>
        <table:table-column table:style-name="co6" table:default-cell-style-name="ce22"/>
        <table:table-column table:style-name="co7" table:default-cell-style-name="ce29"/>
        <table:table-column table:style-name="co7" table:default-cell-style-name="ce35"/>
        <table:table-column table:style-name="co8" table:default-cell-style-name="ce39"/>
        <table:table-column table:style-name="co7" table:default-cell-style-name="ce43"/>
        <table:table-column table:style-name="co7" table:default-cell-style-name="ce29"/>
        <table:table-column table:style-name="co7" table:default-cell-style-name="ce35"/>
        <table:table-column table:style-name="co8" table:default-cell-style-name="ce49"/>
        <table:table-column table:style-name="co7" table:default-cell-style-name="ce43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5" table:number-columns-repeated="4"/>
          <table:table-cell table:style-name="Default" table:number-columns-repeated="4"/>
          <table:table-cell table:style-name="ce54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19" office:value-type="string" calcext:value-type="string">
            <text:p>Quantité</text:p>
          </table:table-cell>
          <table:table-cell table:style-name="ce26" office:value-type="string" calcext:value-type="string">
            <office:annotation draw:style-name="gr1" draw:text-style-name="P1" svg:width="1.1413in" svg:height="0.3902in" svg:x="8.4331in" svg:y="0.1118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9.6295in" svg:y="0.1118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2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26" office:value-type="string" calcext:value-type="string">
            <office:annotation draw:style-name="gr2" draw:text-style-name="P1" svg:width="1.1413in" svg:height="0.2346in" svg:x="12.8232in" svg:y="0.1118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14.0197in" svg:y="0.1118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2" office:value-type="string" calcext:value-type="string">
            <text:p>Gain Net</text:p>
          </table:table-cell>
          <table:table-cell table:style-name="ce52" office:value-type="string" calcext:value-type="string">
            <office:annotation draw:style-name="gr1" draw:text-style-name="P1" svg:width="1.1413in" svg:height="0.3902in" svg:x="16.0173in" svg:y="0.1118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8" table:number-columns-repeated="2"/>
          <table:table-cell table:style-name="ce6" office:value-type="string" calcext:value-type="string">
            <text:p>TOTAL :</text:p>
          </table:table-cell>
          <table:table-cell table:style-name="ce20" table:formula="of:=SUM([.F6:.F56])" office:value-type="float" office:value="0" calcext:value-type="float">
            <text:p>0</text:p>
          </table:table-cell>
          <table:table-cell table:style-name="ce27" table:formula="of:=IF([Config.C2]=1;SUMPRODUCT([.F6:.F60];[.G6:.G60]);SUM([.G6:.G60]))" office:value-type="currency" office:currency="EUR" office:value="0" calcext:value-type="currency">
            <text:p>0.00 €</text:p>
          </table:table-cell>
          <table:table-cell table:style-name="ce33" table:formula="of:=IF([Config.C2]=1;SUMPRODUCT([.F6:.F60];[.H6:.H60]);SUM([.H6:.H60]))" office:value-type="currency" office:currency="EUR" office:value="0" calcext:value-type="currency">
            <text:p>0.00 €</text:p>
          </table:table-cell>
          <table:table-cell table:style-name="ce38" table:formula="of:=IF([.G5]*[.H6]=0;0;([.H5]-[.G5])/[.G5])" office:value-type="percentage" office:value="0" calcext:value-type="percentage">
            <text:p>0.00%</text:p>
          </table:table-cell>
          <table:table-cell table:style-name="ce42" table:formula="of:=SUM([.J6:.J60])" office:value-type="currency" office:currency="EUR" office:value="0" calcext:value-type="currency">
            <text:p>0.00 €</text:p>
          </table:table-cell>
          <table:table-cell table:style-name="ce27" table:formula="of:=IF([Config.C3]=1;SUMPRODUCT([.F6:.F60];[.K6:.K60]);SUM([.K6:.K60]))" office:value-type="currency" office:currency="EUR" office:value="0" calcext:value-type="currency">
            <text:p>0.00 €</text:p>
          </table:table-cell>
          <table:table-cell table:style-name="ce33" table:formula="of:=IF([Config.C3]=1;SUMPRODUCT([.F6:.F60];[.L6:.L60]);SUM([.L6:.L60]))" office:value-type="currency" office:currency="EUR" office:value="0" calcext:value-type="currency">
            <text:p>0.00 €</text:p>
          </table:table-cell>
          <table:table-cell table:style-name="ce48" table:formula="of:=IF([.K5]=0;0;([.L5]-[.K5])/[.K5])" office:value-type="percentage" office:value="0" calcext:value-type="percentage">
            <text:p>0.00%</text:p>
          </table:table-cell>
          <table:table-cell table:style-name="ce53" table:formula="of:=SUM([.N6:.N60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9"/>
          <table:table-cell table:style-name="ce21"/>
          <table:table-cell table:style-name="ce28"/>
          <table:table-cell table:style-name="ce34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Config.$C$2])+1-[Config.$C$2]))" office:value-type="currency" office:currency="EUR" office:value="0" calcext:value-type="currency">
            <text:p>0.00 €</text:p>
          </table:table-cell>
          <table:table-cell table:style-name="ce28"/>
          <table:table-cell table:style-name="ce34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0" table:formula="of:=IF([.G7]*[.H7]=0;0;([.H7]-[.G7])/[.G7])" office:value-type="percentage" office:value="0" calcext:value-type="percentage">
            <text:p>0.00%</text:p>
          </table:table-cell>
          <table:table-cell table:style-name="ce44" table:formula="of:=IF([.G7]*[.H7]=0;0;([.H7]-[.G7])*(([.F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7]*[.L7]=0;0;([.L7]-[.K7])/[.K7])" office:value-type="percentage" office:value="0" calcext:value-type="percentage">
            <text:p>0.00%</text:p>
          </table:table-cell>
          <table:table-cell table:style-name="ce44" table:formula="of:=IF([.K7]*[.L7] = 0; 0;([.L7]-[.K7])*(([.F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40" table:formula="of:=IF([.G9]*[.H9]=0;0;([.H9]-[.G9])/[.G9])" office:value-type="percentage" office:value="0" calcext:value-type="percentage">
            <text:p>0.00%</text:p>
          </table:table-cell>
          <table:table-cell table:style-name="ce44" table:formula="of:=IF([.G9]*[.H9]=0;0;([.H9]-[.G9])*(([.F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9]*[.L9]=0;0;([.L9]-[.K9])/[.K9])" office:value-type="percentage" office:value="0" calcext:value-type="percentage">
            <text:p>0.00%</text:p>
          </table:table-cell>
          <table:table-cell table:style-name="ce44" table:formula="of:=IF([.K9]*[.L9] = 0; 0;([.L9]-[.K9])*(([.F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40" table:formula="of:=IF([.G11]*[.H11]=0;0;([.H11]-[.G11])/[.G11])" office:value-type="percentage" office:value="0" calcext:value-type="percentage">
            <text:p>0.00%</text:p>
          </table:table-cell>
          <table:table-cell table:style-name="ce44" table:formula="of:=IF([.G11]*[.H11]=0;0;([.H11]-[.G11])*(([.F1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1]*[.L11]=0;0;([.L11]-[.K11])/[.K11])" office:value-type="percentage" office:value="0" calcext:value-type="percentage">
            <text:p>0.00%</text:p>
          </table:table-cell>
          <table:table-cell table:style-name="ce44" table:formula="of:=IF([.K11]*[.L11] = 0; 0;([.L11]-[.K11])*(([.F1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40" table:formula="of:=IF([.G13]*[.H13]=0;0;([.H13]-[.G13])/[.G13])" office:value-type="percentage" office:value="0" calcext:value-type="percentage">
            <text:p>0.00%</text:p>
          </table:table-cell>
          <table:table-cell table:style-name="ce44" table:formula="of:=IF([.G13]*[.H13]=0;0;([.H13]-[.G13])*(([.F1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3]*[.L13]=0;0;([.L13]-[.K13])/[.K13])" office:value-type="percentage" office:value="0" calcext:value-type="percentage">
            <text:p>0.00%</text:p>
          </table:table-cell>
          <table:table-cell table:style-name="ce44" table:formula="of:=IF([.K13]*[.L13] = 0; 0;([.L13]-[.K13])*(([.F1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40" table:formula="of:=IF([.G15]*[.H15]=0;0;([.H15]-[.G15])/[.G15])" office:value-type="percentage" office:value="0" calcext:value-type="percentage">
            <text:p>0.00%</text:p>
          </table:table-cell>
          <table:table-cell table:style-name="ce44" table:formula="of:=IF([.G15]*[.H15]=0;0;([.H15]-[.G15])*(([.F1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5]*[.L15]=0;0;([.L15]-[.K15])/[.K15])" office:value-type="percentage" office:value="0" calcext:value-type="percentage">
            <text:p>0.00%</text:p>
          </table:table-cell>
          <table:table-cell table:style-name="ce44" table:formula="of:=IF([.K15]*[.L15] = 0; 0;([.L15]-[.K15])*(([.F1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40" table:formula="of:=IF([.G17]*[.H17]=0;0;([.H17]-[.G17])/[.G17])" office:value-type="percentage" office:value="0" calcext:value-type="percentage">
            <text:p>0.00%</text:p>
          </table:table-cell>
          <table:table-cell table:style-name="ce44" table:formula="of:=IF([.G17]*[.H17]=0;0;([.H17]-[.G17])*(([.F1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7]*[.L17]=0;0;([.L17]-[.K17])/[.K17])" office:value-type="percentage" office:value="0" calcext:value-type="percentage">
            <text:p>0.00%</text:p>
          </table:table-cell>
          <table:table-cell table:style-name="ce44" table:formula="of:=IF([.K17]*[.L17] = 0; 0;([.L17]-[.K17])*(([.F1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40" table:formula="of:=IF([.G19]*[.H19]=0;0;([.H19]-[.G19])/[.G19])" office:value-type="percentage" office:value="0" calcext:value-type="percentage">
            <text:p>0.00%</text:p>
          </table:table-cell>
          <table:table-cell table:style-name="ce44" table:formula="of:=IF([.G19]*[.H19]=0;0;([.H19]-[.G19])*(([.F1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9]*[.L19]=0;0;([.L19]-[.K19])/[.K19])" office:value-type="percentage" office:value="0" calcext:value-type="percentage">
            <text:p>0.00%</text:p>
          </table:table-cell>
          <table:table-cell table:style-name="ce44" table:formula="of:=IF([.K19]*[.L19] = 0; 0;([.L19]-[.K19])*(([.F1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40" table:formula="of:=IF([.G21]*[.H21]=0;0;([.H21]-[.G21])/[.G21])" office:value-type="percentage" office:value="0" calcext:value-type="percentage">
            <text:p>0.00%</text:p>
          </table:table-cell>
          <table:table-cell table:style-name="ce44" table:formula="of:=IF([.G21]*[.H21]=0;0;([.H21]-[.G21])*(([.F2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1]*[.L21]=0;0;([.L21]-[.K21])/[.K21])" office:value-type="percentage" office:value="0" calcext:value-type="percentage">
            <text:p>0.00%</text:p>
          </table:table-cell>
          <table:table-cell table:style-name="ce44" table:formula="of:=IF([.K21]*[.L21] = 0; 0;([.L21]-[.K21])*(([.F2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40" table:formula="of:=IF([.G23]*[.H23]=0;0;([.H23]-[.G23])/[.G23])" office:value-type="percentage" office:value="0" calcext:value-type="percentage">
            <text:p>0.00%</text:p>
          </table:table-cell>
          <table:table-cell table:style-name="ce44" table:formula="of:=IF([.G23]*[.H23]=0;0;([.H23]-[.G23])*(([.F2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3]*[.L23]=0;0;([.L23]-[.K23])/[.K23])" office:value-type="percentage" office:value="0" calcext:value-type="percentage">
            <text:p>0.00%</text:p>
          </table:table-cell>
          <table:table-cell table:style-name="ce44" table:formula="of:=IF([.K23]*[.L23] = 0; 0;([.L23]-[.K23])*(([.F2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40" table:formula="of:=IF([.G25]*[.H25]=0;0;([.H25]-[.G25])/[.G25])" office:value-type="percentage" office:value="0" calcext:value-type="percentage">
            <text:p>0.00%</text:p>
          </table:table-cell>
          <table:table-cell table:style-name="ce44" table:formula="of:=IF([.G25]*[.H25]=0;0;([.H25]-[.G25])*(([.F2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5]*[.L25]=0;0;([.L25]-[.K25])/[.K25])" office:value-type="percentage" office:value="0" calcext:value-type="percentage">
            <text:p>0.00%</text:p>
          </table:table-cell>
          <table:table-cell table:style-name="ce44" table:formula="of:=IF([.K25]*[.L25] = 0; 0;([.L25]-[.K25])*(([.F2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40" table:formula="of:=IF([.G27]*[.H27]=0;0;([.H27]-[.G27])/[.G27])" office:value-type="percentage" office:value="0" calcext:value-type="percentage">
            <text:p>0.00%</text:p>
          </table:table-cell>
          <table:table-cell table:style-name="ce44" table:formula="of:=IF([.G27]*[.H27]=0;0;([.H27]-[.G27])*(([.F2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7]*[.L27]=0;0;([.L27]-[.K27])/[.K27])" office:value-type="percentage" office:value="0" calcext:value-type="percentage">
            <text:p>0.00%</text:p>
          </table:table-cell>
          <table:table-cell table:style-name="ce44" table:formula="of:=IF([.K27]*[.L27] = 0; 0;([.L27]-[.K27])*(([.F2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40" table:formula="of:=IF([.G29]*[.H29]=0;0;([.H29]-[.G29])/[.G29])" office:value-type="percentage" office:value="0" calcext:value-type="percentage">
            <text:p>0.00%</text:p>
          </table:table-cell>
          <table:table-cell table:style-name="ce44" table:formula="of:=IF([.G29]*[.H29]=0;0;([.H29]-[.G29])*(([.F2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9]*[.L29]=0;0;([.L29]-[.K29])/[.K29])" office:value-type="percentage" office:value="0" calcext:value-type="percentage">
            <text:p>0.00%</text:p>
          </table:table-cell>
          <table:table-cell table:style-name="ce44" table:formula="of:=IF([.K29]*[.L29] = 0; 0;([.L29]-[.K29])*(([.F2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40" table:formula="of:=IF([.G31]*[.H31]=0;0;([.H31]-[.G31])/[.G31])" office:value-type="percentage" office:value="0" calcext:value-type="percentage">
            <text:p>0.00%</text:p>
          </table:table-cell>
          <table:table-cell table:style-name="ce44" table:formula="of:=IF([.G31]*[.H31]=0;0;([.H31]-[.G31])*(([.F3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1]*[.L31]=0;0;([.L31]-[.K31])/[.K31])" office:value-type="percentage" office:value="0" calcext:value-type="percentage">
            <text:p>0.00%</text:p>
          </table:table-cell>
          <table:table-cell table:style-name="ce44" table:formula="of:=IF([.K31]*[.L31] = 0; 0;([.L31]-[.K31])*(([.F3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40" table:formula="of:=IF([.G33]*[.H33]=0;0;([.H33]-[.G33])/[.G33])" office:value-type="percentage" office:value="0" calcext:value-type="percentage">
            <text:p>0.00%</text:p>
          </table:table-cell>
          <table:table-cell table:style-name="ce44" table:formula="of:=IF([.G33]*[.H33]=0;0;([.H33]-[.G33])*(([.F3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3]*[.L33]=0;0;([.L33]-[.K33])/[.K33])" office:value-type="percentage" office:value="0" calcext:value-type="percentage">
            <text:p>0.00%</text:p>
          </table:table-cell>
          <table:table-cell table:style-name="ce44" table:formula="of:=IF([.K33]*[.L33] = 0; 0;([.L33]-[.K33])*(([.F3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40" table:formula="of:=IF([.G35]*[.H35]=0;0;([.H35]-[.G35])/[.G35])" office:value-type="percentage" office:value="0" calcext:value-type="percentage">
            <text:p>0.00%</text:p>
          </table:table-cell>
          <table:table-cell table:style-name="ce44" table:formula="of:=IF([.G35]*[.H35]=0;0;([.H35]-[.G35])*(([.F3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5]*[.L35]=0;0;([.L35]-[.K35])/[.K35])" office:value-type="percentage" office:value="0" calcext:value-type="percentage">
            <text:p>0.00%</text:p>
          </table:table-cell>
          <table:table-cell table:style-name="ce44" table:formula="of:=IF([.K35]*[.L35] = 0; 0;([.L35]-[.K35])*(([.F3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40" table:formula="of:=IF([.G37]*[.H37]=0;0;([.H37]-[.G37])/[.G37])" office:value-type="percentage" office:value="0" calcext:value-type="percentage">
            <text:p>0.00%</text:p>
          </table:table-cell>
          <table:table-cell table:style-name="ce44" table:formula="of:=IF([.G37]*[.H37]=0;0;([.H37]-[.G37])*(([.F3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7]*[.L37]=0;0;([.L37]-[.K37])/[.K37])" office:value-type="percentage" office:value="0" calcext:value-type="percentage">
            <text:p>0.00%</text:p>
          </table:table-cell>
          <table:table-cell table:style-name="ce44" table:formula="of:=IF([.K37]*[.L37] = 0; 0;([.L37]-[.K37])*(([.F3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40" table:formula="of:=IF([.G39]*[.H39]=0;0;([.H39]-[.G39])/[.G39])" office:value-type="percentage" office:value="0" calcext:value-type="percentage">
            <text:p>0.00%</text:p>
          </table:table-cell>
          <table:table-cell table:style-name="ce44" table:formula="of:=IF([.G39]*[.H39]=0;0;([.H39]-[.G39])*(([.F3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9]*[.L39]=0;0;([.L39]-[.K39])/[.K39])" office:value-type="percentage" office:value="0" calcext:value-type="percentage">
            <text:p>0.00%</text:p>
          </table:table-cell>
          <table:table-cell table:style-name="ce44" table:formula="of:=IF([.K39]*[.L39] = 0; 0;([.L39]-[.K39])*(([.F3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40" table:formula="of:=IF([.G41]*[.H41]=0;0;([.H41]-[.G41])/[.G41])" office:value-type="percentage" office:value="0" calcext:value-type="percentage">
            <text:p>0.00%</text:p>
          </table:table-cell>
          <table:table-cell table:style-name="ce44" table:formula="of:=IF([.G41]*[.H41]=0;0;([.H41]-[.G41])*(([.F4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1]*[.L41]=0;0;([.L41]-[.K41])/[.K41])" office:value-type="percentage" office:value="0" calcext:value-type="percentage">
            <text:p>0.00%</text:p>
          </table:table-cell>
          <table:table-cell table:style-name="ce44" table:formula="of:=IF([.K41]*[.L41] = 0; 0;([.L41]-[.K41])*(([.F4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40" table:formula="of:=IF([.G43]*[.H43]=0;0;([.H43]-[.G43])/[.G43])" office:value-type="percentage" office:value="0" calcext:value-type="percentage">
            <text:p>0.00%</text:p>
          </table:table-cell>
          <table:table-cell table:style-name="ce44" table:formula="of:=IF([.G43]*[.H43]=0;0;([.H43]-[.G43])*(([.F4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3]*[.L43]=0;0;([.L43]-[.K43])/[.K43])" office:value-type="percentage" office:value="0" calcext:value-type="percentage">
            <text:p>0.00%</text:p>
          </table:table-cell>
          <table:table-cell table:style-name="ce44" table:formula="of:=IF([.K43]*[.L43] = 0; 0;([.L43]-[.K43])*(([.F4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40" table:formula="of:=IF([.G45]*[.H45]=0;0;([.H45]-[.G45])/[.G45])" office:value-type="percentage" office:value="0" calcext:value-type="percentage">
            <text:p>0.00%</text:p>
          </table:table-cell>
          <table:table-cell table:style-name="ce44" table:formula="of:=IF([.G45]*[.H45]=0;0;([.H45]-[.G45])*(([.F4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5]*[.L45]=0;0;([.L45]-[.K45])/[.K45])" office:value-type="percentage" office:value="0" calcext:value-type="percentage">
            <text:p>0.00%</text:p>
          </table:table-cell>
          <table:table-cell table:style-name="ce44" table:formula="of:=IF([.K45]*[.L45] = 0; 0;([.L45]-[.K45])*(([.F4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40" table:formula="of:=IF([.G47]*[.H47]=0;0;([.H47]-[.G47])/[.G47])" office:value-type="percentage" office:value="0" calcext:value-type="percentage">
            <text:p>0.00%</text:p>
          </table:table-cell>
          <table:table-cell table:style-name="ce44" table:formula="of:=IF([.G47]*[.H47]=0;0;([.H47]-[.G47])*(([.F4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7]*[.L47]=0;0;([.L47]-[.K47])/[.K47])" office:value-type="percentage" office:value="0" calcext:value-type="percentage">
            <text:p>0.00%</text:p>
          </table:table-cell>
          <table:table-cell table:style-name="ce44" table:formula="of:=IF([.K47]*[.L47] = 0; 0;([.L47]-[.K47])*(([.F4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40" table:formula="of:=IF([.G49]*[.H49]=0;0;([.H49]-[.G49])/[.G49])" office:value-type="percentage" office:value="0" calcext:value-type="percentage">
            <text:p>0.00%</text:p>
          </table:table-cell>
          <table:table-cell table:style-name="ce44" table:formula="of:=IF([.G49]*[.H49]=0;0;([.H49]-[.G49])*(([.F4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9]*[.L49]=0;0;([.L49]-[.K49])/[.K49])" office:value-type="percentage" office:value="0" calcext:value-type="percentage">
            <text:p>0.00%</text:p>
          </table:table-cell>
          <table:table-cell table:style-name="ce44" table:formula="of:=IF([.K49]*[.L49] = 0; 0;([.L49]-[.K49])*(([.F4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40" table:formula="of:=IF([.G51]*[.H51]=0;0;([.H51]-[.G51])/[.G51])" office:value-type="percentage" office:value="0" calcext:value-type="percentage">
            <text:p>0.00%</text:p>
          </table:table-cell>
          <table:table-cell table:style-name="ce44" table:formula="of:=IF([.G51]*[.H51]=0;0;([.H51]-[.G51])*(([.F5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1]*[.L51]=0;0;([.L51]-[.K51])/[.K51])" office:value-type="percentage" office:value="0" calcext:value-type="percentage">
            <text:p>0.00%</text:p>
          </table:table-cell>
          <table:table-cell table:style-name="ce44" table:formula="of:=IF([.K51]*[.L51] = 0; 0;([.L51]-[.K51])*(([.F5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40" table:formula="of:=IF([.G53]*[.H53]=0;0;([.H53]-[.G53])/[.G53])" office:value-type="percentage" office:value="0" calcext:value-type="percentage">
            <text:p>0.00%</text:p>
          </table:table-cell>
          <table:table-cell table:style-name="ce44" table:formula="of:=IF([.G53]*[.H53]=0;0;([.H53]-[.G53])*(([.F5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3]*[.L53]=0;0;([.L53]-[.K53])/[.K53])" office:value-type="percentage" office:value="0" calcext:value-type="percentage">
            <text:p>0.00%</text:p>
          </table:table-cell>
          <table:table-cell table:style-name="ce44" table:formula="of:=IF([.K53]*[.L53] = 0; 0;([.L53]-[.K53])*(([.F5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40" table:formula="of:=IF([.G55]*[.H55]=0;0;([.H55]-[.G55])/[.G55])" office:value-type="percentage" office:value="0" calcext:value-type="percentage">
            <text:p>0.00%</text:p>
          </table:table-cell>
          <table:table-cell table:style-name="ce44" table:formula="of:=IF([.G55]*[.H55]=0;0;([.H55]-[.G55])*(([.F5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5]*[.L55]=0;0;([.L55]-[.K55])/[.K55])" office:value-type="percentage" office:value="0" calcext:value-type="percentage">
            <text:p>0.00%</text:p>
          </table:table-cell>
          <table:table-cell table:style-name="ce44" table:formula="of:=IF([.K55]*[.L55] = 0; 0;([.L55]-[.K55])*(([.F5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40" table:formula="of:=IF([.G57]*[.H57]=0;0;([.H57]-[.G57])/[.G57])" office:value-type="percentage" office:value="0" calcext:value-type="percentage">
            <text:p>0.00%</text:p>
          </table:table-cell>
          <table:table-cell table:style-name="ce44" table:formula="of:=IF([.G57]*[.H57]=0;0;([.H57]-[.G57])*(([.F5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7]*[.L57]=0;0;([.L57]-[.K57])/[.K57])" office:value-type="percentage" office:value="0" calcext:value-type="percentage">
            <text:p>0.00%</text:p>
          </table:table-cell>
          <table:table-cell table:style-name="ce44" table:formula="of:=IF([.K57]*[.L57] = 0; 0;([.L57]-[.K57])*(([.F5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40" table:formula="of:=IF([.G59]*[.H59]=0;0;([.H59]-[.G59])/[.G59])" office:value-type="percentage" office:value="0" calcext:value-type="percentage">
            <text:p>0.00%</text:p>
          </table:table-cell>
          <table:table-cell table:style-name="ce44" table:formula="of:=IF([.G59]*[.H59]=0;0;([.H59]-[.G59])*(([.F5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9]*[.L59]=0;0;([.L59]-[.K59])/[.K59])" office:value-type="percentage" office:value="0" calcext:value-type="percentage">
            <text:p>0.00%</text:p>
          </table:table-cell>
          <table:table-cell table:style-name="ce44" table:formula="of:=IF([.K59]*[.L59] = 0; 0;([.L59]-[.K59])*(([.F5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7"/>
          <table:table-cell table:style-name="ce12"/>
          <table:table-cell table:style-name="ce24"/>
          <table:table-cell table:style-name="ce31"/>
          <table:table-cell table:style-name="ce37"/>
          <table:table-cell table:style-name="ce41" table:formula="of:=IF([.G60]*[.H60]=0;0;([.H60]-[.G60])/[.G60])" office:value-type="percentage" office:value="0" calcext:value-type="percentage">
            <text:p>0.00%</text:p>
          </table:table-cell>
          <table:table-cell table:style-name="ce45" table:formula="of:=IF([.G60]*[.H60]=0;0;([.H60]-[.G60])*(([.F60]*[Config.$C$2])+1-[Config.$C$2]))" office:value-type="currency" office:currency="EUR" office:value="0" calcext:value-type="currency">
            <text:p>0.00 €</text:p>
          </table:table-cell>
          <table:table-cell table:style-name="ce46"/>
          <table:table-cell table:style-name="ce47"/>
          <table:table-cell table:style-name="ce51" table:formula="of:=IF([.K60]*[.L60]=0;0;([.L60]-[.K60])/[.K60])" office:value-type="percentage" office:value="0" calcext:value-type="percentage">
            <text:p>0.00%</text:p>
          </table:table-cell>
          <table:table-cell table:style-name="ce45" table:formula="of:=IF([.K60]*[.L60] = 0; 0;([.L60]-[.K60])*(([.F60]*[Config.$C$3])+1-[Config.$C$3]))" office:value-type="currency" office:currency="EUR" office:value="0" calcext:value-type="currency">
            <text:p>0.00 €</text:p>
          </table:table-cell>
          <table:table-cell/>
        </table:table-row>
        <calcext:conditional-formats>
          <calcext:conditional-format calcext:target-range-address="Euro.I5:Euro.I60 Euro.J5:Euro.J60 Euro.M5:Euro.M60 Euro.M5:Euro.N60">
            <calcext:condition calcext:apply-style-name="Default" calcext:value="=0" calcext:base-cell-address="Euro.I6"/>
            <calcext:condition calcext:apply-style-name="smaller" calcext:value="&lt;0" calcext:base-cell-address="Euro.I6"/>
            <calcext:condition calcext:apply-style-name="greater" calcext:value="&gt;0" calcext:base-cell-address="Euro.I6"/>
          </calcext:conditional-format>
        </calcext:conditional-formats>
      </table:table>
      <table:table table:name="Dollar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fig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ce56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55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3" draw:text-style-name="P1" svg:width="1.1413in" svg:height="0.7012in" svg:x="3.2043in" svg:y="0.5539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58" office:value-type="string" calcext:value-type="string">
            <office:annotation draw:style-name="gr4" draw:text-style-name="P1" svg:width="1.1413in" svg:height="0.8567in" svg:x="3.398in" svg:y="0.553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55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58" office:value-type="string" calcext:value-type="string">
            <office:annotation draw:style-name="gr3" draw:text-style-name="P1" svg:width="1.1413in" svg:height="0.7012in" svg:x="3.2043in" svg:y="0.7504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58" office:value-type="string" calcext:value-type="string">
            <office:annotation draw:style-name="gr4" draw:text-style-name="P1" svg:width="1.1413in" svg:height="0.8567in" svg:x="3.398in" svg:y="0.7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57"/>
          <table:table-cell table:number-columns-repeated="2"/>
        </table:table-row>
        <table:table-row table:style-name="ro1">
          <table:table-cell table:number-columns-repeated="2"/>
          <table:table-cell table:style-name="ce5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currency-style style:name="N126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currency-style style:name="N127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07P0" style:volatile="true" number:language="uz" number:script="Latn" number:country="UZ">
      <number:currency-symbol number:language="en" number:country="US">$</number:currency-symbol>
      <number:number number:decimal-places="2" number:min-integer-digits="1" number:grouping="true"/>
    </number:currency-style>
    <number:currency-style style:name="N10107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7P0"/>
    </number:currency-style>
    <number:currency-style style:name="N2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number:currency-style style:name="N20109P0" style:volatile="true" number:language="fr" number:country="FR">
      <style:text-properties fo:color="#00ff00"/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1:32:48.862446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3:05:20.495779208</dc:date>
    <meta:generator>LibreOffice/4.2.8.2$Linux_X86_64 LibreOffice_project/420m0$Build-2</meta:generator>
    <meta:editing-duration>PT1H18M1S</meta:editing-duration>
    <meta:editing-cycles>5</meta:editing-cycles>
    <meta:document-statistic meta:table-count="3" meta:cell-count="306" meta:object-count="0"/>
  </office:meta>
</office:document-meta>
</file>